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4" table:default-cell-style-name="Default"/>
        <table:table-column table:style-name="co2" table:default-cell-style-name="ce4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6" office:value-type="string" calcext:value-type="string">
            <text:p>K/GPa <text:s/></text:p>
          </table:table-cell>
          <table:table-cell table:style-name="ce6" table:number-columns-repeated="3"/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qn.</text:p>
          </table:table-cell>
          <table:table-cell table:style-name="ce1" office:value-type="string" calcext:value-type="string">
            <text:p>Formula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err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err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ln gamma_i a</text:p>
          </table:table-cell>
          <table:table-cell table:style-name="ce2" office:value-type="string" calcext:value-type="string">
            <text:p>ln_gamma_i b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C @ 135 Gpa</text:p>
          </table:table-cell>
          <table:table-cell table:style-name="ce2" office:value-type="string" calcext:value-type="string">
            <text:p>effective b</text:p>
          </table:table-cell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3" office:value-type="float" office:value="0.364" calcext:value-type="float">
            <text:p>0.36</text:p>
          </table:table-cell>
          <table:table-cell table:style-name="ce5" office:value-type="float" office:value="0.28" calcext:value-type="float">
            <text:p>0.28</text:p>
          </table:table-cell>
          <table:table-cell table:style-name="ce3" office:value-type="float" office:value="-16520" calcext:value-type="float">
            <text:p>-16520.00</text:p>
          </table:table-cell>
          <table:table-cell table:style-name="ce5" office:value-type="float" office:value="716" calcext:value-type="float">
            <text:p>716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4" table:formula="of:=6.65*1873" office:value-type="float" office:value="12455.45" calcext:value-type="float">
            <text:p>12455.45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formula="of:=[.J3]*135" office:value-type="float" office:value="0" calcext:value-type="float">
            <text:p>0.00</text:p>
          </table:table-cell>
          <table:table-cell table:formula="of:=[.N3]+[.H3]+[.L3]" office:value-type="float" office:value="-4064.55" calcext:value-type="float">
            <text:p>-4064.5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+ (ep cross terms)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-11700" calcext:value-type="float">
            <text:p>-1170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formula="of:=[.J4]*135" office:value-type="float" office:value="0" calcext:value-type="float">
            <text:p>0.00</text:p>
          </table:table-cell>
          <table:table-cell table:formula="of:=[.N4]+[.H4]" office:value-type="float" office:value="-11700" calcext:value-type="float">
            <text:p>-11700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-13500" calcext:value-type="float">
            <text:p>-13500</text:p>
          </table:table-cell>
          <table:table-cell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formula="of:=[.J5]*135" office:value-type="float" office:value="0" calcext:value-type="float">
            <text:p>0</text:p>
          </table:table-cell>
          <table:table-cell table:formula="of:=[.N5]+[.H5]" office:value-type="float" office:value="-13500" calcext:value-type="float">
            <text:p>-13500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-13500" calcext:value-type="float">
            <text:p>-13500</text:p>
          </table:table-cell>
          <table:table-cell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formula="of:=[.J6]*135" office:value-type="float" office:value="0" calcext:value-type="float">
            <text:p>0</text:p>
          </table:table-cell>
          <table:table-cell table:formula="of:=[.N6]+[.H6]" office:value-type="float" office:value="-13500" calcext:value-type="float">
            <text:p>-1350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3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3" office:value-type="float" office:value="11439" calcext:value-type="float">
            <text:p>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4.29" calcext:value-type="float">
            <text:p>-4.29</text:p>
          </table:table-cell>
          <table:table-cell table:style-name="ce3" office:value-type="float" office:value="16500" calcext:value-type="float">
            <text:p>165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formula="of:=[.J9]*135" office:value-type="float" office:value="0" calcext:value-type="float">
            <text:p>0.00</text:p>
          </table:table-cell>
          <table:table-cell table:formula="of:=[.N9]+[.H9]+[.L9]" office:value-type="float" office:value="27939" calcext:value-type="float">
            <text:p>27939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+ (ep cross terms)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2200" calcext:value-type="float">
            <text:p>-220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5" table:formula="of:=[.J10]*135" office:value-type="float" office:value="675" calcext:value-type="float">
            <text:p>675.00</text:p>
          </table:table-cell>
          <table:table-cell table:formula="of:=[.N10]+[.H10]" office:value-type="float" office:value="-1525" calcext:value-type="float">
            <text:p>-152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-3800" calcext:value-type="float">
            <text:p>-3800</text:p>
          </table:table-cell>
          <table:table-cell office:value-type="float" office:value="900" calcext:value-type="float">
            <text:p>900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/>
          <table:table-cell office:value-type="float" office:value="14" calcext:value-type="float">
            <text:p>14</text:p>
          </table:table-cell>
          <table:table-cell table:formula="of:=[.J11]*135" office:value-type="float" office:value="2970" calcext:value-type="float">
            <text:p>2970</text:p>
          </table:table-cell>
          <table:table-cell table:formula="of:=[.N11]+[.H11]" office:value-type="float" office:value="-830" calcext:value-type="float">
            <text:p>-830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office:value-type="float" office:value="0.3" calcext:value-type="float">
            <text:p>0.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3" calcext:value-type="float">
            <text:p>-36.83</text:p>
          </table:table-cell>
          <table:table-cell office:value-type="float" office:value="5.5957" calcext:value-type="float">
            <text:p>5.5957</text:p>
          </table:table-cell>
          <table:table-cell table:number-columns-repeated="2"/>
          <table:table-cell table:formula="of:=[.J12]*135" office:value-type="float" office:value="-4972.05" calcext:value-type="float">
            <text:p>-4972.05</text:p>
          </table:table-cell>
          <table:table-cell table:formula="of:=[.N12]+[.H12]" office:value-type="float" office:value="-4972.05" calcext:value-type="float">
            <text:p>-4972.05</text:p>
          </table:table-cell>
        </table:table-row>
        <table:table-row table:style-name="ro1">
          <table:table-cell office:value-type="string" calcext:value-type="string">
            <text:p>Hirose 20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</text:p>
          </table:table-cell>
          <table:table-cell table:style-name="ce3" office:value-type="float" office:value="0.3009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3" office:value-type="float" office:value="-36.8332" calcext:value-type="float">
            <text:p>-36.83</text:p>
          </table:table-cell>
          <table:table-cell table:style-name="ce3" office:value-type="float" office:value="5.5957" calcext:value-type="float">
            <text:p>5.60</text:p>
          </table:table-cell>
          <table:table-cell table:style-name="ce3"/>
          <table:table-cell table:style-name="ce5" office:value-type="float" office:value="5.5957" calcext:value-type="float">
            <text:p>5.60</text:p>
          </table:table-cell>
          <table:table-cell table:style-name="ce5" table:formula="of:=[.J13]*135" office:value-type="float" office:value="-4972.482" calcext:value-type="float">
            <text:p>-4972.48</text:p>
          </table:table-cell>
          <table:table-cell table:formula="of:=[.N13]+[.H13]" office:value-type="float" office:value="-4972.482" calcext:value-type="float">
            <text:p>-4972.482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Badro 2015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office:value-type="float" office:value="1.23" calcext:value-type="float">
            <text:p>1.23</text:p>
          </table:table-cell>
          <table:table-cell office:value-type="float" office:value="0.7" calcext:value-type="float">
            <text:p>0.7</text:p>
          </table:table-cell>
          <table:table-cell office:value-type="float" office:value="-18816" calcext:value-type="float">
            <text:p>-18816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[.J16]*135" office:value-type="float" office:value="0" calcext:value-type="float">
            <text:p>0.00</text:p>
          </table:table-cell>
          <table:table-cell table:formula="of:=[.N16]+[.H16]" office:value-type="float" office:value="-18816" calcext:value-type="float">
            <text:p>-18816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office:value-type="float" office:value="1.23" calcext:value-type="float">
            <text:p>1.23</text:p>
          </table:table-cell>
          <table:table-cell office:value-type="float" office:value="0.7" calcext:value-type="float">
            <text:p>0.7</text:p>
          </table:table-cell>
          <table:table-cell office:value-type="float" office:value="-18816" calcext:value-type="float">
            <text:p>-18816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table:formula="of:=[.J17]*135" office:value-type="float" office:value="0" calcext:value-type="float">
            <text:p>0.00</text:p>
          </table:table-cell>
          <table:table-cell table:formula="of:=[.N17]+[.H17]" office:value-type="float" office:value="-18816" calcext:value-type="float">
            <text:p>-18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3:37:40.58163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44:45.516093730</meta:creation-date>
    <dc:date>2018-04-26T13:51:32.052470613</dc:date>
    <meta:editing-duration>PT10M16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